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
      <text:h text:style-name="Heading_20_3" text:outline-level="3"><text:bookmark-start text:name="funções-de-datas"/>6.1.2 Funções de datas<text:bookmark-end text:name="funções-de-datas"/></text:h>
      <text:list text:style-name="L62">
        <text:list-item>
          <text:p text:style-name="P62"><text:span text:style-name="T1">GETDATE</text:span>()<text:line-break/></text:p>
          <text:list text:style-name="L63">
            <text:list-item>
              <text:p text:style-name="P63">Pega a data no sistema (data e horário).<text:line-break/></text:p>
            </text:list-item>
            <text:list-item>
              <text:p text:style-name="P63">Formato:<text:line-break/>“aaaa-mm-dd hh:mm:ss.mmm”<text:line-break/></text:p>
            </text:list-item>
          </text:list>
        </text:list-item>
        <text:list-item>
          <text:p text:style-name="P62"><text:span text:style-name="T1">DATEDIFF</text:span>()<text:line-break/></text:p>
          <text:list text:style-name="L64">
            <text:list-item>
              <text:p text:style-name="P64">Calcula a diferença entre duas datas.<text:line-break/></text:p>
              <text:list text:style-name="L65">
                <text:list-item>
                  <text:p text:style-name="P65">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5">Sintaxe:<text:line-break/><text:span text:style-name="T1">DATEDIFF</text:span>(<text:span text:style-name="T2">intervalo</text:span>, <text:span text:style-name="T2">data_inicio</text:span>, <text:span text:style-name="T2">data_termino</text:span>)<text:line-break/></text:p>
                  <text:list text:style-name="L66">
                    <text:list-item>
                      <text:p text:style-name="P6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4">Outras funções podem se usadas em conjunto, como parametros, para ajudar a fazer os cálculos.<text:line-break/></text:p>
              <text:list text:style-name="L67">
                <text:list-item>
                  <text:p text:style-name="P67">Comummente usada em conjunto com <text:span text:style-name="T1">GETDATE</text:span>() para cálcular idade.<text:line-break/></text:p>
                </text:list-item>
                <text:list-item>
                  <text:p text:style-name="P67">Sintaxe:<text:line-break/><text:span text:style-name="T1">DATEDIFF</text:span>(<text:span text:style-name="T2">intevalo</text:span>,<text:span text:style-name="T2">data_inicio</text:span>, <text:span text:style-name="T1">GETDATE</text:span>())<text:line-break/></text:p>
                  <text:list text:style-name="L68">
                    <text:list-item>
                      <text:p text:style-name="P68">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2"><text:span text:style-name="T1">DATENAME</text:span>()<text:line-break/></text:p>
          <text:list text:style-name="L69">
            <text:list-item>
              <text:p text:style-name="P69">Retorna o nome da parte da data em questão. (ex.: nome do mês)<text:line-break/></text:p>
            </text:list-item>
            <text:list-item>
              <text:p text:style-name="P69">Retorna uma <text:span text:style-name="T2">string</text:span>.<text:line-break/></text:p>
            </text:list-item>
            <text:list-item>
              <text:p text:style-name="P69">Sintaxe:<text:line-break/><text:span text:style-name="T1">DATENAME</text:span>(<text:span text:style-name="T2">intervalo</text:span>, <text:span text:style-name="T2">data</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PART</text:span>()<text:line-break/></text:p>
          <text:list text:style-name="L71">
            <text:list-item>
              <text:p text:style-name="P71">Função parecida com <text:span text:style-name="T1">DATENAME</text:span>(), porem retorna um inteiro (<text:span text:style-name="T2">INT</text:span>).<text:line-break/></text:p>
            </text:list-item>
            <text:list-item>
              <text:p text:style-name="P71">Retorna uma parte da data.<text:line-break/></text:p>
            </text:list-item>
            <text:list-item>
              <text:p text:style-name="P71">Sintaxe:<text:line-break/><text:span text:style-name="T1">DATEPART</text:span>(<text:span text:style-name="T2">intervalo</text:span>, <text:span text:style-name="T2">data</text:span>)<text:line-break/></text:p>
              <text:list text:style-name="L72">
                <text:list-item>
                  <text:p text:style-name="P72"><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ADD</text:span>()<text:line-break/></text:p>
          <text:list text:style-name="L73">
            <text:list-item>
              <text:p text:style-name="P73">Retorna uma data somada a outra data.<text:line-break/></text:p>
            </text:list-item>
            <text:list-item>
              <text:p text:style-name="P73">Sintaxe:<text:line-break/><text:span text:style-name="T1">DATEADD</text:span> (<text:span text:style-name="T2">intervalo</text:span>, <text:span text:style-name="T2">incremento_INT</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4"><text:span text:style-name="T2">incremento_INT</text:span>, com base no parametro informado pelo <text:span text:style-name="T2">intervalo</text:span>, quanto deve ser somado (valor <text:span text:style-name="T2">INT</text:span>).<text:line-break/></text:p>
                </text:list-item>
                <text:list-item>
                  <text:p text:style-name="P74"><text:span text:style-name="T2">data</text:span>, data a ser incrementada.<text:line-break/></text:p>
                </text:list-item>
              </text:list>
            </text:list-item>
          </text:list>
        </text:list-item>
        <text:list-item>
          <text:p text:style-name="P62"><text:span text:style-name="T1">DAY</text:span>()<text:line-break/></text:p>
          <text:list text:style-name="L75">
            <text:list-item>
              <text:p text:style-name="P75">Recebe como argumento uma data, formato do sistema.<text:line-break/></text:p>
            </text:list-item>
            <text:list-item>
              <text:p text:style-name="P75">Retorna o dia (<text:span text:style-name="T1">DAY</text:span>) contido na data.<text:line-break/></text:p>
            </text:list-item>
            <text:list-item>
              <text:p text:style-name="P75">Sintaxe:<text:line-break/><text:span text:style-name="T1">DAY</text:span>(<text:span text:style-name="T2">data</text:span>)<text:line-break/></text:p>
            </text:list-item>
          </text:list>
        </text:list-item>
        <text:list-item>
          <text:p text:style-name="P62"><text:span text:style-name="T1">MONTH</text:span>()<text:line-break/></text:p>
          <text:list text:style-name="L76">
            <text:list-item>
              <text:p text:style-name="P76">Recebe como argumento uma data, formato do sistema.<text:line-break/></text:p>
            </text:list-item>
            <text:list-item>
              <text:p text:style-name="P76">Retorna o mês (<text:span text:style-name="T1">MONTH</text:span>) contido na data.<text:line-break/></text:p>
            </text:list-item>
            <text:list-item>
              <text:p text:style-name="P76">Sintaxe:<text:line-break/><text:span text:style-name="T1">MONTH</text:span>(<text:span text:style-name="T2">data</text:span>)<text:line-break/></text:p>
            </text:list-item>
          </text:list>
        </text:list-item>
        <text:list-item>
          <text:p text:style-name="P62"><text:span text:style-name="T1">YEAR</text:span>()<text:line-break/></text:p>
          <text:list text:style-name="L77">
            <text:list-item>
              <text:p text:style-name="P77">Recebe como argumento uma data, formato do sistema.<text:line-break/></text:p>
            </text:list-item>
            <text:list-item>
              <text:p text:style-name="P77">Retorna o ano (<text:span text:style-name="T1">YEAR</text:span>) contido na data.<text:line-break/></text:p>
            </text:list-item>
            <text:list-item>
              <text:p text:style-name="P77">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78">
        <text:list-item>
          <text:p text:style-name="P78">O primeiro passo de uma consulta é montar o que quer ver na tela - <text:span text:style-name="T1">SELECT</text:span>.<text:line-break/></text:p>
        </text:list-item>
        <text:list-item>
          <text:p text:style-name="P78">É tudo que você quer ver na tela.<text:line-break/></text:p>
        </text:list-item>
        <text:list-item>
          <text:p text:style-name="P78">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79">
        <text:list-item>
          <text:p text:style-name="P79">O segundo passo de uma consulta é a seleção dos dados de uma consulta - <text:span text:style-name="T1">WHERE</text:span>.<text:line-break/></text:p>
        </text:list-item>
        <text:list-item>
          <text:p text:style-name="P79">É filtrar.<text:line-break/></text:p>
        </text:list-item>
        <text:list-item>
          <text:p text:style-name="P79">Trazer um subconjunto do conjunto total de registros de uma tabela.<text:line-break/></text:p>
        </text:list-item>
        <text:list-item>
          <text:p text:style-name="P7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80">
        <text:list-item>
          <text:p text:style-name="P80">Usa seleção como uma forma de juntar tabelas.<text:line-break/></text:p>
        </text:list-item>
        <text:list-item>
          <text:p text:style-name="P80">Como conseguencia:<text:line-break/></text:p>
          <text:list text:style-name="L81">
            <text:list-item>
              <text:p text:style-name="P81">Uso de operadores lógicos para mais criterios de seleção - <text:span text:style-name="T1">WHERE</text:span>.<text:line-break/></text:p>
            </text:list-item>
            <text:list-item>
              <text:p text:style-name="P81">Ineficiencia na pesquisa, maior custo computacional.<text:line-break/></text:p>
            </text:list-item>
          </text:list>
        </text:list-item>
        <text:list-item>
          <text:p text:style-name="P8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82">
        <text:list-item>
          <text:p text:style-name="P82">Junção <text:span text:style-name="T1">JOIN</text:span>, junta duas ou mais tabelas apartir das colunas de <text:span text:style-name="T2">chaves primarias</text:span> e <text:span text:style-name="T2">chaves estrangeiras</text:span>.<text:line-break/></text:p>
        </text:list-item>
        <text:list-item>
          <text:p text:style-name="P82">Admite seleção - <text:span text:style-name="T1">WHERE</text:span> - sem maiores custos computacionais.<text:line-break/></text:p>
        </text:list-item>
      </text:list>
      <text:list text:style-name="L83">
        <text:list-item>
          <text:p text:style-name="P83"><text:span text:style-name="T1">INNER</text:span><text:line-break/></text:p>
        </text:list-item>
      </text:list>
      <text:list text:style-name="L84">
        <text:list-item>
          <text:p text:style-name="P84">Exclui os registros sem par (orfans) na outra tabela - <text:span text:style-name="T1">INNER</text:span>.<text:line-break/></text:p>
        </text:list-item>
        <text:list-item>
          <text:p text:style-name="P84">Consulta com duas tabelas.<text:line-break/></text:p>
          <text:list text:style-name="L85">
            <text:list-item>
              <text:p text:style-name="P8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86">
        <text:list-item>
          <text:p text:style-name="P86"><text:span text:style-name="T1">LEFT</text:span><text:line-break/></text:p>
        </text:list-item>
      </text:list>
      <text:list text:style-name="L87">
        <text:list-item>
          <text:p text:style-name="P87">Mostra ate os registros sem par (nulos) - <text:span text:style-name="T1">LEFT</text:span>.<text:line-break/></text:p>
          <text:list text:style-name="L88">
            <text:list-item>
              <text:p text:style-name="P88">Comum usar a função <text:span text:style-name="T2">ISNULL</text:span>() para tratar os valores nulos.<text:line-break/></text:p>
            </text:list-item>
          </text:list>
        </text:list-item>
        <text:list-item>
          <text:p text:style-name="P87">Consulta com duas tabelas.<text:line-break/></text:p>
          <text:list text:style-name="L89">
            <text:list-item>
              <text:p text:style-name="P8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90">
        <text:list-item>
          <text:p text:style-name="P90">Consulta com mais de duas tabelas.<text:line-break/></text:p>
          <text:list text:style-name="L91">
            <text:list-item>
              <text:p text:style-name="P91">Pode apresentar colunas/campos com o mesmo nome, de tabelas diferentes. Caso comum das <text:span text:style-name="T2">chaves estrangeiras</text:span> (<text:span text:style-name="T1">FK</text:span>).<text:line-break/></text:p>
            </text:list-item>
            <text:list-item>
              <text:p text:style-name="P91">Indicar de onde vem cada coluna atraves de “<text:span text:style-name="T2">nome_da_tabela</text:span>.<text:span text:style-name="T2">nome_da_coluna</text:span>”.<text:line-break/></text:p>
            </text:list-item>
            <text:list-item>
              <text:p text:style-name="P9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90">Ponteiramento (alias para tabelas)<text:line-break/></text:p>
          <text:list text:style-name="L92">
            <text:list-item>
              <text:p text:style-name="P92">Melhora a performance da consulta.<text:line-break/></text:p>
            </text:list-item>
            <text:list-item>
              <text:p text:style-name="P9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h text:style-name="Heading_20_2" text:outline-level="2"><text:bookmark-start text:name="funções-de-conversão"/>7.2 Funções de conversão<text:bookmark-end text:name="funções-de-conversão"/></text:h>
      <text:list text:style-name="L93">
        <text:list-item>
          <text:p text:style-name="P93"><text:span text:style-name="T1">CAST</text:span>()<text:line-break/></text:p>
        </text:list-item>
      </text:list>
      <text:p text:style-name="Pagebreak"/>
      <text:h text:style-name="Heading_20_1" text:outline-level="1"><text:bookmark-start text:name="observações"/>8 Observações<text:bookmark-end text:name="observações"/></text:h>
      <text:h text:style-name="Heading_20_2" text:outline-level="2"><text:bookmark-start text:name="problemas-para-fazer-login-o-ssms"/>8.1 Problemas para fazer <text:span text:style-name="T2">login</text:span> o <text:span text:style-name="T1">SSMS</text:span><text:bookmark-end text:name="problemas-para-fazer-login-o-ssms"/></text:h>
      <text:list text:style-name="L94">
        <text:list-item>
          <text:p text:style-name="P94">Caso o <text:span text:style-name="T1">SSMS</text:span> não identifique o usuário “sa” e senha como deveria, seguir os seguintes passos:<text:line-break/></text:p>
          <text:list text:style-name="L95">
            <text:list-item>
              <text:p text:style-name="P95">Desabilitar temporariamente o antivirus do computados.<text:line-break/></text:p>
            </text:list-item>
            <text:list-item>
              <text:p text:style-name="P95">Desabilitar o “<text:span text:style-name="T1">firewall</text:span>” do computados.<text:line-break/>“Painel de Controle\Sistema e Segurança\Windows Defender Firewall\Personalizar Configurações”<text:line-break/></text:p>
            </text:list-item>
            <text:list-item>
              <text:p text:style-name="P95">Abrir o <text:span text:style-name="T2">instalador</text:span> de <text:span text:style-name="T1">SQL Server</text:span> e pedir para “<text:span text:style-name="T1">Reparar</text:span>”.<text:line-break/></text:p>
            </text:list-item>
            <text:list-item>
              <text:p text:style-name="P95">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8.2 Abreviações do nome de restrições (<text:span text:style-name="T1">CONSTRAINTS</text:span>) no dicionario de dados - sistema (boas práticas)<text:bookmark-end text:name="abreviações-do-nome-de-restrições-constraints-no-dicionario-de-dados---sistema-boas-práticas"/></text:h>
      <text:list text:style-name="L96">
        <text:list-item>
          <text:p text:style-name="P96">Padronização do nome das restrições salvas no sistema.<text:line-break/></text:p>
        </text:list-item>
        <text:list-item>
          <text:p text:style-name="P96">Abreviações do nome das restrições (<text:span text:style-name="T1">CONSTRAINTS</text:span>), para salvar no sistema por meio do <text:span text:style-name="T1">ALTER TABLE</text:span>.<text:line-break/></text:p>
          <text:list text:style-name="L97">
            <text:list-item>
              <text:p text:style-name="P97">‘<text:span text:style-name="T1">PK</text:span>’ é abreviação de “<text:span text:style-name="T1">PRIMARY KEY</text:span>”<text:line-break/></text:p>
            </text:list-item>
            <text:list-item>
              <text:p text:style-name="P97">‘<text:span text:style-name="T1">FK</text:span>’ é abreviação de “<text:span text:style-name="T1">FOERIGN</text:span>”<text:line-break/></text:p>
            </text:list-item>
            <text:list-item>
              <text:p text:style-name="P97">‘<text:span text:style-name="T1">UQ</text:span>’ é abreviação de “<text:span text:style-name="T1">UNIQUE</text:span>”<text:line-break/></text:p>
            </text:list-item>
            <text:list-item>
              <text:p text:style-name="P97">‘<text:span text:style-name="T1">CK</text:span>’ é abreviação de “<text:span text:style-name="T1">CHECK</text:span>”<text:line-break/></text:p>
            </text:list-item>
          </text:list>
        </text:list-item>
      </text:list>
      <text:h text:style-name="Heading_20_2" text:outline-level="2"><text:bookmark-start text:name="formato-da-data-no-sistema"/>8.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9 Andamento dos Estudos<text:bookmark-end text:name="andamento-dos-estudos"/></text:h>
      <text:h text:style-name="Heading_20_2" text:outline-level="2"><text:bookmark-start text:name="assunto-em-andamento"/>9.1 Assunto em andamento<text:bookmark-end text:name="assunto-em-andamento"/></text:h>
      <text:p text:style-name="First_20_paragraph">Atualmente estou estudando Módulo 26 - AULA 10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9T03:18:30Z</meta:creation-date>
    <dc:date>2022-06-09T03:18:30Z</dc:date>
    <meta:user-defined meta:name="date" meta:value-type="string">2022-06-09</meta:user-defined>
    <meta:user-defined meta:name="output" meta:value-type="string"/>
    <meta:user-defined meta:name="subtitle" meta:value-type="string">Readme.rmd</meta:user-defined>
  </office:meta>
</office:document-meta>
</file>